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officeooo:rsid="00101382" officeooo:paragraph-rsid="000ce805"/>
    </style:style>
    <style:style style:name="P2" style:family="paragraph" style:parent-style-name="Text_20_body">
      <style:paragraph-properties fo:margin-top="0in" fo:margin-bottom="0in" loext:contextual-spacing="true"/>
      <style:text-properties officeooo:paragraph-rsid="000ce805"/>
    </style:style>
    <style:style style:name="P3" style:family="paragraph" style:parent-style-name="Heading_20_2">
      <style:paragraph-properties fo:text-align="center" style:justify-single-word="false"/>
      <style:text-properties officeooo:paragraph-rsid="000ce805"/>
    </style:style>
    <style:style style:name="T1" style:family="text">
      <style:text-properties officeooo:rsid="026c26d3"/>
    </style:style>
    <style:style style:name="T2" style:family="text">
      <style:text-properties officeooo:rsid="0394f326"/>
    </style:style>
    <style:style style:name="T3" style:family="text">
      <style:text-properties officeooo:rsid="0009833a"/>
    </style:style>
    <style:style style:name="T4" style:family="text">
      <style:text-properties officeooo:rsid="0012c534"/>
    </style:style>
    <style:style style:name="T5" style:family="text">
      <style:text-properties officeooo:rsid="000e5b49"/>
    </style:style>
    <style:style style:name="T6" style:family="text">
      <style:text-properties officeooo:rsid="0006cea1"/>
    </style:style>
    <style:style style:name="T7" style:family="text">
      <style:text-properties officeooo:rsid="026ab1b8"/>
    </style:style>
    <style:style style:name="T8" style:family="text">
      <style:text-properties officeooo:rsid="0391f47f"/>
    </style:style>
    <style:style style:name="T9" style:family="text">
      <style:text-properties officeooo:rsid="025bd75a"/>
    </style:style>
    <style:style style:name="T10" style:family="text">
      <style:text-properties officeooo:rsid="000f548e"/>
    </style:style>
    <style:style style:name="T11" style:family="text">
      <style:text-properties officeooo:rsid="025c0148"/>
    </style:style>
    <style:style style:name="T12" style:family="text">
      <style:text-properties officeooo:rsid="025c5081"/>
    </style:style>
    <style:style style:name="T13" style:family="text">
      <style:text-properties officeooo:rsid="00081a43"/>
    </style:style>
    <style:style style:name="T14" style:family="text">
      <style:text-properties officeooo:rsid="00101382"/>
    </style:style>
    <style:style style:name="T15" style:family="text">
      <style:text-properties officeooo:rsid="026bf0b6"/>
    </style:style>
    <style:style style:name="T16" style:family="text">
      <style:text-properties officeooo:rsid="0393637e"/>
    </style:style>
    <style:style style:name="T17" style:family="text">
      <style:text-properties officeooo:rsid="0010fa7c"/>
    </style:style>
    <style:style style:name="T18" style:family="text">
      <style:text-properties officeooo:rsid="025ce7ca"/>
    </style:style>
    <style:style style:name="T19" style:family="text">
      <style:text-properties officeooo:rsid="017e90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/>
      <text:p text:style-name="P2"/>
      <text:p text:style-name="P2">В парикмахерской не<text:span text:style-name="T5">по</text:span>далёк<text:span text:style-name="T5">у</text:span> от столовой очереди не оказалось, так что, когда я вернулся на вокзал <text:span text:style-name="T6">побритым</text:span>, до встречи <text:span text:style-name="T5">с Двойкой </text:span>оставалось <text:span text:style-name="T7">ещё </text:span>полчаса. </text:p>
      <text:p text:style-name="P2">Чистильщик в сатиновом халате наярил мои туфли, мелькая вытатурованными <text:span text:style-name="T8">на руках </text:span>якорями. </text:p>
      <text:p text:style-name="P2">Вместо того, чтоб глазеть на дамочек снующих мимо будки в женский туалет <text:span text:style-name="T5">и обратно</text:span>, я уставился на <text:span text:style-name="T9">седину </text:span>его склон<text:span text:style-name="T9">ившейся</text:span> <text:span text:style-name="T5">к моим коленям </text:span><text:s/>голов<text:span text:style-name="T9">ы</text:span>. <text:span text:style-name="T5">Мужику</text:span> <text:span text:style-name="T6">это </text:span>надоело. </text:p>
      <text:p text:style-name="P2">- Чего смотришь?- спросил он, откладывая щётку и берясь за бархотку. </text:p>
      <text:p text:style-name="P2">- Видать, понравились вы мне. </text:p>
      <text:p text:style-name="P2">- Надо ж,- угрюмо хмыкнул он,- да я <text:span text:style-name="T5">и </text:span>сам себе не нравлюсь, а тут — понравился. </text:p>
      <text:p text:style-name="P2">- <text:span text:style-name="T5">Выходит,</text:span> у нас вкусы разные.</text:p>
      <text:p text:style-name="P2">И всё равно <text:span text:style-name="T5">осталось </text:span>ещё пятнадцать минут. </text:p>
      <text:p text:style-name="P2">Я про<text:span text:style-name="T5">хожу</text:span> через необъятный вестибюль вокзала, по белокаменной лестнице <text:span text:style-name="T5">подымаюсь на второй этаж </text:span>и там, наверху, оп<text:span text:style-name="T10">ираюсь</text:span> локтями на широченный <text:span text:style-name="T7">белый </text:span>парапет над грандиозным <text:s/>залом, уходящим в сумеречную высь, <text:span text:style-name="T7">и смотрю на</text:span> суматошную неразбериху броуновского движения людей-частичек по выложенному <text:span text:style-name="T10">блестящими </text:span>плитками дну. </text:p>
      <text:p text:style-name="P2">Минут через пять с ними смешается и эта, <text:span text:style-name="T10">пока ещё свысока </text:span>глазеющая на суету, частичка — <text:span text:style-name="T10">я</text:span>. </text:p>
      <text:p text:style-name="P2"/>
      <text:p text:style-name="P2"><text:span text:style-name="T10">Их т</text:span>оропливые потоки редеют в центре зала, а <text:span text:style-name="T10">затем</text:span> уплотняются вновь. Причина феномена — атлетическая фигура в алой куртке, что похаживает там неспешными кругами. Ждёт кого-то. </text:p>
      <text:p text:style-name="P2">Кого? </text:p>
      <text:p text:style-name="P2">Не меня. </text:p>
      <text:p text:style-name="P2">Меня-то никто не ждёт, если не считать Двойки, который сейчас, пожалуй, так же вот кружит у метро, в волнах пассажиров из соседнего — <text:span text:style-name="T6">П</text:span>ригородного вокзала.</text:p>
      <text:p text:style-name="P2">Забавно. </text:p>
      <text:p text:style-name="P2">В центре <text:span text:style-name="T7">Ц</text:span>ентрального вокзала крутится в ожидании кого-то этот вот здоровяк, у соседнего, меньшего вокзала, крутится здоровяк помельче — Двойка, <text:span text:style-name="T7">тоже </text:span><text:s/>в <text:span text:style-name="T10">состоянии </text:span>ожидани<text:span text:style-name="T10">я</text:span>.</text:p>
      <text:p text:style-name="P2">Если продлить эту линию, то где-то <text:span text:style-name="T7">далее</text:span>, <text:s/>скажем, <text:span text:style-name="T7">на конечной трамвая</text:span> ходит кругами ожидающий <text:span text:style-name="T9">кого-то акселерант.</text:span> </text:p>
      <text:p text:style-name="P2">И получается как <text:span text:style-name="T11">тот нескончаемый <text:s/>человечек </text:span>в огнетушителе <text:span text:style-name="T11">на лестничной площадке второго этажа детсада</text:span>, <text:span text:style-name="T7">который своими кувырками на картинках <text:s/>подводил меня к</text:span> поняти<text:span text:style-name="T11">ю</text:span> о бесконечности. </text:p>
      <text:p text:style-name="P2"><text:span text:style-name="T11">Тот детсадный «</text:span>я» <text:span text:style-name="T11">даже и </text:span><text:s/>слова <text:span text:style-name="T11">не слыхал такого — </text:span>«бесконечность», но бесконечно глаз<text:span text:style-name="T10">ел</text:span> на <text:s/>огнетушитель <text:span text:style-name="T11">и силился</text:span> понять: <text:s/>где <text:span text:style-name="T12">же </text:span>кончаются <text:span text:style-name="T11">те</text:span> человечки в кепках? <text:s/></text:p>
      <text:p text:style-name="P1">Тот недотёпа — это я, сменивший его; а меня сменят другие «я» и <text:span text:style-name="T11">все </text:span>мы<text:span text:style-name="T11"> </text:span>конечны, в отличие от человечк<text:span text:style-name="T12">а в кепке</text:span>.</text:p>
      <text:p text:style-name="P2"/>
      <text:p text:style-name="P2"><text:s/><text:span text:style-name="T12">Ч</text:span>тоб скрыть лицо полями шляпы, <text:span text:style-name="T13">я, на подходе к метро, упираю подбородок в грудь, вон он, мой друг Двойка,</text:span> выхажива<text:span text:style-name="T13">ет </text:span>вдоль шеренги телефонов на стен<text:span text:style-name="T12">е</text:span>, <text:s/><text:span text:style-name="T14">выгуливает — </text:span>туда-сюда <text:span text:style-name="T14">—</text:span> <text:span text:style-name="T12">недавно з</text:span>аново отрощенные усики, престижно кожаное пальто, редеющую шевелюру <text:span text:style-name="T14">и</text:span> <text:span text:style-name="T12">малость</text:span> недовольную задумчивость. </text:p>
      <text:p text:style-name="P2">Вот он <text:span text:style-name="T14">снова </text:span>развернулся и зашагал вспять. <text:span text:style-name="T14"><text:s/>Догнав его</text:span>, <text:span text:style-name="T12">я </text:span>неслышно <text:span text:style-name="T14">следую сзади</text:span>. </text:p>
      <text:p text:style-name="P2">На краю площадки он снова поворачивается <text:span text:style-name="T14">прямиком</text:span> к моей ухмылке: </text:p>
      <text:p text:style-name="P2">- Хелло, <text:span text:style-name="T13">Двойка</text:span>. А где ребята? </text:p>
      <text:p text:style-name="P2"><text:soft-page-break/>- Ахуля! </text:p>
      <text:p text:style-name="P2">Запрокинув широкое лицо, <text:span text:style-name="T14">он </text:span>всхикивает характерным <text:span text:style-name="T13">Д</text:span>во<text:span text:style-name="T14">йки</text:span>ным смешком — <text:span text:style-name="T13">с тем же плотным прищуром</text:span>, <text:span text:style-name="T12">из-под которого</text:span> <text:span text:style-name="T12">прощёлкивает </text:span>обстановку: что <text:span text:style-name="T15">тут оно </text:span>и как. </text:p>
      <text:p text:style-name="P2"><text:span text:style-name="T14">Он меня радостно</text:span> облап<text:span text:style-name="T14">ил, отпустил </text:span>и <text:span text:style-name="T12">завёлся</text:span> сбивчиво толковать про Славика <text:span text:style-name="T13">с</text:span> Петюн<text:span text:style-name="T13">ей, которых всё-таки не будет</text:span>. </text:p>
      <text:p text:style-name="P2"/>
      <text:p text:style-name="P2">Из пригородного вокзала хлынула <text:span text:style-name="T12">новая</text:span> волна прибывших очередной электричкой, <text:span text:style-name="T13">и мы </text:span>отходим к стене. </text:p>
      <text:p text:style-name="P2"><text:span text:style-name="T12">Двойка</text:span> <text:span text:style-name="T13">прекращает</text:span> строить сбивчивые гипотезы о причине неявки <text:span text:style-name="T13">ребят </text:span>из Чернигова, просит «двушку» для автомата и крутит диск, заглядывая в записную книжку. </text:p>
      <text:p text:style-name="P2">Как <text:span text:style-name="T14">острил чернявый</text:span> кагебист, лучше иметь тупой карандаш, чем острую память. </text:p>
      <text:p text:style-name="P2"><text:span text:style-name="T14">М</text:span>имо <text:span text:style-name="T13">нас спешит н</text:span>авьюченный сетками, сумками, мешками, чемоданами, пакетами, <text:s/>вёдрами, коробками, <text:span text:style-name="T15">связками</text:span> <text:s/>реек, труб, портфелями, рюкзаками, саженцами и всякой прочей воо<text:span text:style-name="T13">бразимой</text:span> и не <text:span text:style-name="T13">слишком</text:span> вообразимой кладью, <text:s/>поток новоприбывших <text:s/>— <text:span text:style-name="T15">к</text:span> метро и к остановкам всех видов городского транспорта на площади, <text:span text:style-name="T14">вз</text:span>глядывая <text:span text:style-name="T14"><text:s/></text:span>на <text:span text:style-name="T16">эту </text:span>пару столичных дел<text:span text:style-name="T13">овых</text:span>. </text:p>
      <text:p text:style-name="P2">Вон тот, что звонит, с широкой кожаной спиной, видать, босс, а этот, <text:s/><text:span text:style-name="T15">с </text:span>цепким взглядом из-под низко надвинутой шляпы — телохранитель. </text:p>
      <text:p text:style-name="P2"><text:span text:style-name="T17">Хотя</text:span> <text:span text:style-name="T15">в </text:span>толп<text:span text:style-name="T15">е, возможно, не все знают такие</text:span> слов<text:span text:style-name="T15">а как </text:span><text:s/>«босс», <text:span text:style-name="T17">или </text:span>«телохранитель», но нутром чу<text:span text:style-name="T15">ют </text:span><text:s/>уважение к такой вот паре — хотя бы <text:span text:style-name="T15">уж </text:span>за то, что без поклажи, что есть им куда звонить <text:span text:style-name="T15">по телефону </text:span>в этом столичном <text:span text:style-name="T15">граде Киеве</text:span>. </text:p>
      <text:p text:style-name="P2">Откуда <text:span text:style-name="T17">ей, </text:span>толпе, знать, что Двойка <text:span text:style-name="T17">в этом городе</text:span> «чеч<text:span text:style-name="T17">á</text:span>ко», а я <text:span text:style-name="T15">и вовсе проездом, по его</text:span> телеграмм<text:span text:style-name="T15">е</text:span>. </text:p>
      <text:p text:style-name="P2"/>
      <text:p text:style-name="P2">А, кстати, куда он звонит? Понятия не имею. Да и не важно, я ведь всего лишь орудие. </text:p>
      <text:p text:style-name="P2">Есть с нами тот, кто всё за нас решит, <text:span text:style-name="T15">а моё дело —</text:span> исполня<text:span text:style-name="T17">ть</text:span> приказы. </text:p>
      <text:p text:style-name="P2"><text:span text:style-name="T13"><text:s/>В прошлом году Двойка стал аспирантом, теперь он на прямом пути</text:span> в кандидаты <text:span text:style-name="T18">наук</text:span>.</text:p>
      <text:p text:style-name="P2"><text:span text:style-name="T17">Стипендия выше студенческой, но </text:span>очень-то <text:span text:style-name="T17">не </text:span>разгонишься. </text:p>
      <text:p text:style-name="P2">Насчёт одежды <text:span text:style-name="T17">без</text:span> проблем <text:span text:style-name="T13">—</text:span> у мамы, <text:span text:style-name="T15">считай что собственная, </text:span><text:s/>торг<text:span text:style-name="T13">овая </text:span>база. Продовольственная программа тоже решена: на выходные <text:span text:style-name="T13">Двойка приезжает</text:span> в родное село, а там <text:span text:style-name="T18">ему </text:span>такие «торбы» <text:span text:style-name="T18">соберут</text:span>, <text:span text:style-name="T17">что</text:span> руки <text:span text:style-name="T18">оборвутся</text:span>. </text:p>
      <text:p text:style-name="P2"><text:span text:style-name="T17">Но за все эти</text:span> блага приходится платить натурой — <text:span text:style-name="T17">сносить</text:span> <text:span text:style-name="T18">родительские</text:span> пильбища за рассеянный образ жизни; <text:span text:style-name="T18">и все выходные работать</text:span> по хозяйству и <text:span text:style-name="T18">на</text:span> огороде.</text:p>
      <text:p text:style-name="P2"><text:s/></text:p>
      <text:p text:style-name="P2"><text:span text:style-name="T13">Двойка <text:s/>с</text:span>ило<text:span text:style-name="T18">ю</text:span> <text:s/>не обижен, <text:span text:style-name="T17">и </text:span>работа <text:span text:style-name="T17">ему </text:span>даже в охотку. </text:p>
      <text:p text:style-name="P2">Особенно<text:span text:style-name="T13"> </text:span>нравится носить что-нибудь веское и габаритное <text:span text:style-name="T13">—</text:span> охапки, вязанки, мешки <text:span text:style-name="T17">с урожаем </text:span>из огорода в сарай. </text:p>
      <text:p text:style-name="P2">Вы<text:span text:style-name="T17">греб</text:span>ать навоз в загородке свиней, или у бычка, <text:s/>не так приятно, но <text:span text:style-name="T17">дело </text:span>знакомое, да и <text:span text:style-name="T17">нужное</text:span> <text:span text:style-name="T13">—</text:span> «где дерьмецо, там и сальцо», <text:span text:style-name="T17">как</text:span> гов<text:span text:style-name="T13">а</text:span>рива<text:span text:style-name="T17">ет</text:span> старый поп их села. </text:p>
      <text:p text:style-name="P2">Но <text:span text:style-name="T18">эти </text:span>маменькины стоны <text:span text:style-name="T17">и причитания про</text:span> киевских «прохвур», <text:span text:style-name="T17">которые</text:span> объедают и об<text:span text:style-name="T17">ирают его,</text:span> лопуха <text:span text:style-name="T17">такого,</text:span> хоть кого взбесят. </text:p>
      <text:p text:style-name="P2">Вот <text:span text:style-name="T17">почему</text:span> Двойке нужны живые деньги. А где взять? </text:p>
      <text:p text:style-name="P2">Вагоны разгружать как в пору студенчества? Не солидно <text:span text:style-name="T13">для</text:span> аспирант<text:span text:style-name="T13">а</text:span>. </text:p>
      <text:p text:style-name="P2">С общежитейскими соседями пульку расписать? </text:p>
      <text:p text:style-name="P2">Тут у него <text:span text:style-name="T15">навык то, что надо</text:span>. </text:p>
      <text:p text:style-name="P2">Преф<text:span text:style-name="T4">еранс</text:span> это ведь <text:span text:style-name="T13">чистая</text:span> арифметика, а у <text:span text:style-name="T13">Двойки</text:span> в биографии два класса математической спецшколы, <text:span text:style-name="T15">и</text:span> нюх на партнёра — <text:span text:style-name="T4">блефует тот, иль впрямь пришло? — да, плюс ко всему, внешность быковато наивного чада природы,</text:span>. </text:p>
      <text:p text:style-name="P2"><text:soft-page-break/><text:span text:style-name="T1">Вот</text:span> только в общ<text:span text:style-name="T4">ежитии</text:span> не<text:span text:style-name="T4">т где развернуться</text:span> — обдерёшь<text:span text:style-name="T4"> </text:span>на пятёрку, <text:span text:style-name="T4">потом ещё</text:span> <text:span text:style-name="T4">разок <text:s/></text:span>и — нач<text:span text:style-name="T4">али</text:span> сторониться, на пульку не дозовёшься, такие все занятые, а друг с другом расписывают втихаря. </text:p>
      <text:p text:style-name="P2">Запрутся у кого-нибудь в комнате и по копеечке за вист. Нищета. </text:p>
      <text:p text:style-name="P2"><text:span text:style-name="T4">Однако ж,</text:span> должен же <text:span text:style-name="T1">где-то </text:span>быть высший свет, элита. <text:span text:style-name="T1">Тут</text:span> же столица, как никак. </text:p>
      <text:p text:style-name="P2"><text:span text:style-name="T4">С</text:span>ыграть <text:span text:style-name="T4">бы </text:span>при свечах, на зелёном сукне, свежевскрытой колодою, да чтоб вист не ниже полтинника!</text:p>
      <text:p text:style-name="P2">А без денег как <text:span text:style-name="T19">выйдешь на </text:span>тот свет?</text:p>
      <text:p text:style-name="P2"><text:s/></text:p>
      <text:p text:style-name="P2">Вот и начал <text:span text:style-name="T1">Двойка</text:span> строить романтические планы на предмет разжиться круглой суммой. </text:p>
      <text:p text:style-name="P2"><text:span text:style-name="T3">Первый план — стать нарко-бароном на рынке конопли, как-то усох сам собой. </text:span><text:s/></text:p>
      <text:p text:style-name="P2"><text:span text:style-name="T3">За ним последовал план</text:span> знакомств<text:span text:style-name="T4">а</text:span> с <text:span text:style-name="T4">мелькающими</text:span> <text:span text:style-name="T4">по</text:span> столице иностранцами, <text:span text:style-name="T1">на предмет <text:s/>бартера со шмотками из-за Бугра.</text:span></text:p>
      <text:p text:style-name="P2"><text:span text:style-name="T1">Тогда-то он и привлёк меня на роль исполнителя, которому т</text:span>ерять <text:s/>нечего; <text:span text:style-name="T2">и стой поры</text:span> <text:s/><text:span text:style-name="T3">вошёл я</text:span> в услужен<text:span text:style-name="T1">ье</text:span> <text:span text:style-name="T3">к</text:span> Двойк<text:span text:style-name="T3">е</text:span> на вполне приемлемых условиях<text:span text:style-name="T4">, если тебе уже и впрямь всё пóфиг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6:51:27.614132858</meta:creation-date>
    <dc:date>2017-03-03T16:51:32.788958036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60" meta:word-count="1000" meta:character-count="6529" meta:non-whitespace-character-count="5482"/>
    <meta:generator>LibreOffice/4.3.3.2$Linux_x86 LibreOffice_project/430m0$Build-2</meta:generator>
  </office:meta>
</office:document-meta>
</file>